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14c049" officeooo:paragraph-rsid="0014c049" style:font-size-asian="10.5pt" style:font-size-complex="10.5pt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5901e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5901e" officeooo:paragraph-rsid="0015901e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6" style:family="paragraph" style:parent-style-name="Standard">
      <style:paragraph-properties fo:text-align="center" style:justify-single-word="false"/>
      <style:text-properties officeooo:paragraph-rsid="0014c049"/>
    </style:style>
    <style:style style:name="P7" style:family="paragraph" style:parent-style-name="Standard">
      <style:paragraph-properties fo:text-align="start" style:justify-single-word="false"/>
      <style:text-properties officeooo:rsid="0014c049" officeooo:paragraph-rsid="0014c049"/>
    </style:style>
    <style:style style:name="P8" style:family="paragraph" style:parent-style-name="Standard">
      <style:paragraph-properties fo:text-align="start" style:justify-single-word="false"/>
      <style:text-properties fo:color="#00a933" officeooo:rsid="0015901e" officeooo:paragraph-rsid="0015901e"/>
    </style:style>
    <style:style style:name="P9" style:family="paragraph" style:parent-style-name="Standard">
      <style:paragraph-properties fo:text-align="start" style:justify-single-word="false"/>
      <style:text-properties fo:color="#ff0000" fo:font-size="18pt" officeooo:rsid="0014c049" officeooo:paragraph-rsid="0014c049" style:font-size-asian="18pt" style:font-size-complex="18pt"/>
    </style:style>
    <style:style style:name="P1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a933" style:font-name="Liberation Sans" fo:font-size="18pt" fo:letter-spacing="normal" fo:font-style="normal" fo:font-weight="normal" officeooo:rsid="0015901e" officeooo:paragraph-rsid="0015901e" style:font-size-asian="18pt" style:font-size-complex="18pt"/>
    </style:style>
    <style:style style:name="P1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158466" style:font-name="Liberation Sans" fo:font-size="18pt" fo:letter-spacing="normal" fo:font-style="normal" fo:font-weight="normal" officeooo:rsid="0015901e" officeooo:paragraph-rsid="0015901e" style:font-size-asian="18pt" style:font-size-complex="18pt"/>
    </style:style>
    <style:style style:name="P1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15901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c049" style:font-size-asian="14pt" style:font-size-complex="14pt"/>
    </style:style>
    <style:style style:name="T3" style:family="text">
      <style:text-properties officeooo:rsid="0015901e"/>
    </style:style>
    <style:style style:name="T4" style:family="text">
      <style:text-properties fo:color="#158466"/>
    </style:style>
    <style:style style:name="T5" style:family="text">
      <style:text-properties fo:color="#158466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font-variant="normal" fo:text-transform="none" fo:color="#ff0000" style:font-name="Liberation Sans" fo:font-size="18pt" fo:letter-spacing="normal" fo:font-style="normal" fo:font-weight="normal" officeooo:rsid="0014c049" style:font-size-asian="18pt" style:font-size-complex="18pt"/>
    </style:style>
    <style:style style:name="T9" style:family="text">
      <style:text-properties fo:font-variant="normal" fo:text-transform="none" fo:color="#ff0000" style:font-name="Liberation Sans" fo:font-size="18pt" fo:letter-spacing="normal" fo:font-style="normal" fo:font-weight="normal" officeooo:rsid="0015901e" style:font-size-asian="18pt" style:font-size-complex="18pt"/>
    </style:style>
    <style:style style:name="T10" style:family="text">
      <style:text-properties fo:font-variant="normal" fo:text-transform="none" fo:color="#ff0000" style:font-name="Liberation Sans" fo:font-size="18pt" fo:letter-spacing="normal" fo:font-style="normal" fo:font-weight="normal" officeooo:rsid="0014c049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2" style:family="text">
      <style:text-properties fo:background-color="#00a933" loext:char-shading-value="0"/>
    </style:style>
    <style:style style:name="T13" style:family="text">
      <style:text-properties fo:background-color="#00a933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ff4000" fo:background-color="transparent" loext:char-shading-value="0"/>
    </style:style>
    <style:style style:name="T16" style:family="text">
      <style:text-properties fo:color="#ff0000" style:font-name="Liberation Sans" fo:font-size="18pt" style:font-size-asian="18pt" style:font-size-complex="18pt"/>
    </style:style>
    <style:style style:name="T17" style:family="text">
      <style:text-properties fo:color="#ff0000" style:font-name="Liberation Sans" fo:font-size="18pt" officeooo:rsid="0014c049" style:font-size-asian="18pt" style:font-size-complex="18pt"/>
    </style:style>
    <style:style style:name="T18" style:family="text">
      <style:text-properties fo:color="#ff0000" style:font-name="Liberation Sans" fo:font-size="18pt" officeooo:rsid="0014c049" style:font-size-asian="18pt" style:font-weight-asian="normal" style:font-size-complex="18pt" style:font-weight-complex="normal"/>
    </style:style>
    <style:style style:name="T19" style:family="text">
      <style:text-properties fo:color="#ff0000" fo:font-size="14pt" officeooo:rsid="0014c049" style:font-size-asian="14pt" style:font-size-complex="14pt"/>
    </style:style>
    <style:style style:name="T20" style:family="text">
      <style:text-properties fo:color="#00a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tab/> </text:span><text:span text:style-name="T2">Software Fault Prediction Analysis <text:s text:c="2"/>Using </text:span></text:p>
      <text:p text:style-name="P6"><text:span text:style-name="T2">the Linear Regression Technique</text:span></text:p>
      <text:p text:style-name="P6"><text:span text:style-name="T2"/></text:p>
      <text:p text:style-name="P9">Take Input 10 data And Predict The Next 5 Data.</text:p>
      <text:p text:style-name="P7"><text:span text:style-name="T1"/></text:p>
      <text:p text:style-name="P8"><text:span text:style-name="T1">Relative Error</text:span></text:p>
      <text:p text:style-name="P1">Input = 11 Ex= 24 <text:s/>Pr 23.73 <text:s/>Error= 0.27 <text:s/>in percent Error 1.12</text:p>
      <text:p text:style-name="P2">Input = 12 Ex= 27 <text:s/>Pr 25.76 <text:s/>Error= 1.24 <text:s/>in percent Error 4.82</text:p>
      <text:p text:style-name="P2">Input = 13 Ex= 36 <text:s/>Pr 27.78 <text:s/>Error= 8.22 <text:s/>in percent Error 29.58</text:p>
      <text:p text:style-name="P2">Input = 14 Ex= 39 <text:s/>Pr 29.81 <text:s/>Error= 9.19 <text:s/>in percent Error 30.85</text:p>
      <text:p text:style-name="P5"><text:span text:style-name="T11">Input = 15 Ex= 41 <text:s/>Pr 31.83 <text:s/>Error= 9.17 <text:s/>in percent Error 28.81</text:span></text:p>
      <text:p text:style-name="P2">**<text:span text:style-name="T4">Average Error</text:span> for the Next 5 <text:s text:c="2"/>5.618181818181817</text:p>
      <text:p text:style-name="P2"/>
      <text:p text:style-name="P12"><text:span text:style-name="T8">Take Input </text:span><text:span text:style-name="T9">2</text:span><text:span text:style-name="T8">0 data And Predict The </text:span><text:span text:style-name="T10">Next</text:span><text:span text:style-name="T8"> </text:span><text:span text:style-name="T9">10</text:span><text:span text:style-name="T8"> Data.</text:span></text:p>
      <text:p text:style-name="P10"><text:span text:style-name="T1">Relative Error</text:span></text:p>
      <text:p text:style-name="P4">Input = 21 Ex= 50 <text:s/>Pr 54.35 <text:s/>Error= 4.35 <text:s/>in percent Error 8.01</text:p>
      <text:p text:style-name="P2">Input = 22 Ex= 50 <text:s/>Pr 57.02 <text:s/>Error= 7.02 <text:s/>in percent Error 12.31</text:p>
      <text:p text:style-name="P2">Input = 23 Ex= 50 <text:s/>Pr 59.69 <text:s/>Error= 9.69 <text:s/>in percent Error 16.23</text:p>
      <text:p text:style-name="P2">Input = 24 Ex= 50 <text:s/>Pr 62.35 <text:s/>Error= 12.35 <text:s/>in percent Error 19.81</text:p>
      <text:p text:style-name="P2">Input = 25 Ex= 52 <text:s/>Pr 65.02 <text:s/>Error= 13.02 <text:s/>in percent Error 20.02</text:p>
      <text:p text:style-name="P2">Input = 26 Ex= 52 <text:s/>Pr 67.69 <text:s/>Error= 15.69 <text:s/>in percent Error 23.18</text:p>
      <text:p text:style-name="P2">Input = 27 Ex= 52 <text:s/>Pr 70.35 <text:s/>Error= 18.35 <text:s/>in percent Error 26.09</text:p>
      <text:p text:style-name="P2">Input = 28 Ex= 54 <text:s/>Pr 73.02 <text:s/>Error= 19.02 <text:s/>in percent Error 26.05</text:p>
      <text:p text:style-name="P2">Input = 29 Ex= 57 <text:s/>Pr 75.69 <text:s/>Error= 18.69 <text:s/>in percent Error 24.69</text:p>
      <text:p text:style-name="P5"><text:span text:style-name="T11">Input = 30 Ex= 68 <text:s/>Pr 78.35 <text:s/>Error= 10.35 <text:s/>in percent Error 13.22</text:span></text:p>
      <text:p text:style-name="P2">**<text:span text:style-name="T5">Average Error</text:span> for the Next 10 <text:s text:c="2"/>12.853759398496237</text:p>
      <text:p text:style-name="P3"/>
      <text:p text:style-name="P12"><text:span text:style-name="T8">Take Input </text:span><text:span text:style-name="T9">40</text:span><text:span text:style-name="T8"> data And Predict The </text:span><text:span text:style-name="T10">Next</text:span><text:span text:style-name="T8"> </text:span><text:span text:style-name="T9">13</text:span><text:span text:style-name="T8"> Data.</text:span></text:p>
      <text:p text:style-name="P11"><text:span text:style-name="T2">Relative Error</text:span></text:p>
      <text:p text:style-name="P4">Input = 41 Ex= 91 <text:s/>Pr 92.79 <text:s/>Error= 1.79 <text:s/>in percent Error 1.93</text:p>
      <text:p text:style-name="P2">Input = 42 Ex= 91 <text:s/>Pr 95.02 <text:s/>Error= 4.02 <text:s/>in percent Error 4.23</text:p>
      <text:p text:style-name="P2">Input = 43 Ex= 92 <text:s/>Pr 97.25 <text:s/>Error= 5.25 <text:s/>in percent Error 5.39</text:p>
      <text:p text:style-name="P2">Input = 44 Ex= 98 <text:s/>Pr 99.47 <text:s/>Error= 1.47 <text:s/>in percent Error 1.48</text:p>
      <text:p text:style-name="P2">Input = 45 Ex= 100 <text:s/>Pr 101.70 <text:s/>Error= 1.70 <text:s/>in percent Error 1.67</text:p>
      <text:p text:style-name="P2">Input = 46 Ex= 100 <text:s/>Pr 103.92 <text:s/>Error= 3.92 <text:s/>in percent Error 3.78</text:p>
      <text:p text:style-name="P2">Input = 47 Ex= 105 <text:s/>Pr 106.15 <text:s/>Error= 1.15 <text:s/>in percent Error 1.08</text:p>
      <text:p text:style-name="P2">Input = 48 Ex= 115 <text:s/>Pr 108.38 <text:s/>Error= 6.62 <text:s/>in percent Error 6.11</text:p>
      <text:p text:style-name="P2">Input = 49 Ex= 118 <text:s/>Pr 110.60 <text:s/>Error= 7.40 <text:s/>in percent Error 6.69</text:p>
      <text:p text:style-name="P2">Input = 50 Ex= 121 <text:s/>Pr 112.83 <text:s/>Error= 8.17 <text:s/>in percent Error 7.24</text:p>
      <text:p text:style-name="P2">Input = 51 Ex= 123 <text:s/>Pr 115.06 <text:s/>Error= 7.94 <text:s/>in percent Error 6.90</text:p>
      <text:p text:style-name="P2">Input = 52 Ex= 124 <text:s/>Pr 117.28 <text:s/>Error= 6.72 <text:s/>in percent Error 5.73</text:p>
      <text:p text:style-name="P5"><text:span text:style-name="T11">Input = 53 Ex= 124 <text:s/>Pr 119.51 <text:s/>Error= 4.49 <text:s/>in percent Error 3.76</text:span></text:p>
      <text:p text:style-name="P2">**<text:span text:style-name="T20">Average Error</text:span> for the Next 13 <text:s text:c="2"/>4.664612498195987</text:p>
      <text:p text:style-name="P4"/>
      <text:p text:style-name="P2"/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9:29:43.238378335</meta:creation-date>
    <dc:date>2021-03-18T10:40:07.751331599</dc:date>
    <meta:editing-duration>PT4S</meta:editing-duration>
    <meta:editing-cycles>1</meta:editing-cycles>
    <meta:document-statistic meta:table-count="0" meta:image-count="0" meta:object-count="0" meta:page-count="1" meta:paragraph-count="39" meta:word-count="430" meta:character-count="2215" meta:non-whitespace-character-count="1729"/>
    <meta:generator>LibreOffice/6.4.6.2$Linux_X86_64 LibreOffice_project/40$Build-2</meta:generator>
  </office:meta>
</office:document-meta>
</file>